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objectwithoutfill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 loext:decorative="false"/>
    </style:style>
    <style:style style:name="gr3" style:family="graphic" style:parent-style-name="objectwithoutfill">
      <style:graphic-properties draw:stroke="none" svg:stroke-width="0.053cm" svg:stroke-color="#000000" draw:marker-start-width="0.279cm" draw:marker-end-width="0.279cm" draw:fill="solid" draw:fill-color="#ffffff" draw:textarea-vertical-align="middle" fo:padding-top="0.151cm" fo:padding-bottom="0.151cm" fo:padding-left="0.276cm" fo:padding-right="0.276cm" loext:decorative="false"/>
    </style:style>
    <style:style style:name="gr4" style:family="graphic" style:parent-style-name="standard">
      <style:graphic-properties draw:stroke="none" draw:fill="none" draw:textarea-vertical-align="middle" fo:min-height="1.379cm" loext:decorative="false"/>
      <style:paragraph-properties style:writing-mode="lr-tb"/>
    </style:style>
    <style:style style:name="gr5" style:family="graphic">
      <style:graphic-properties style:writing-mode="lr-tb" loext:decorative="false"/>
    </style:style>
    <style:style style:name="gr6" style:family="graphic" style:parent-style-name="standard" style:list-style-name="L1">
      <style:graphic-properties draw:stroke="none" draw:fill-color="#d62e4e" draw:textarea-horizontal-align="justify" draw:textarea-vertical-align="middle" draw:auto-grow-height="false" fo:min-height="0.038cm" fo:min-width="1.511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draw:fill-color="#ff5429" draw:textarea-horizontal-align="justify" draw:textarea-vertical-align="middle" draw:auto-grow-height="false" fo:min-height="0.038cm" fo:min-width="1.511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draw:fill-color="#ffde59" draw:textarea-horizontal-align="justify" draw:textarea-vertical-align="middle" draw:auto-grow-height="false" fo:min-height="0.038cm" fo:min-width="1.511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-color="#808080" draw:textarea-horizontal-align="justify" draw:textarea-vertical-align="middle" draw:auto-grow-height="false" fo:min-height="0.038cm" fo:min-width="6.803cm" style:writing-mode="lr-tb" loext:decorative="false"/>
      <style:paragraph-properties style:writing-mode="lr-tb"/>
    </style:style>
    <style:style style:name="gr10" style:family="graphic" style:parent-style-name="objectwithoutfill">
      <style:graphic-properties draw:stroke="dash" draw:stroke-dash="Long_20_Dash_20__28_Rounded_29_" svg:stroke-width="0.053cm" svg:stroke-color="#ff0000" draw:marker-start-width="0.279cm" draw:marker-end-width="0.279cm" svg:stroke-linecap="round" draw:fill="none" draw:textarea-vertical-align="middle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text-properties fo:font-weight="bold" style:font-weight-asian="bold" style:font-weight-complex="bold"/>
    </style:style>
    <style:style style:name="P4" style:family="paragraph">
      <style:paragraph-properties fo:margin-left="0cm" fo:margin-right="0cm" fo:margin-top="0.3cm" fo:margin-bottom="0.3cm" fo:line-height="100%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d62e4e"/>
      <style:paragraph-properties fo:margin-left="0cm" fo:margin-right="0cm" fo:margin-top="0.3cm" fo:margin-bottom="0.3cm" fo:line-height="100%" fo:text-align="center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5429"/>
      <style:paragraph-properties fo:margin-left="0cm" fo:margin-right="0cm" fo:margin-top="0.2cm" fo:margin-bottom="0.2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de59"/>
      <style:paragraph-properties fo:margin-left="0cm" fo:margin-right="0cm" fo:margin-top="0.2cm" fo:margin-bottom="0.2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.2cm" fo:margin-bottom="0.2cm" fo:line-height="100%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808080"/>
      <style:paragraph-properties fo:margin-left="0cm" fo:margin-right="0cm" fo:margin-top="0.2cm" fo:margin-bottom="0.2cm" fo:line-height="100%" fo:text-align="center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</style:style>
    <style:style style:name="T1" style:family="text">
      <style:text-properties fo:font-size="21pt" fo:font-weight="bold" style:font-size-asian="21pt" style:font-weight-asian="bold" style:font-size-complex="21pt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line draw:style-name="gr2" draw:text-style-name="P1" draw:layer="layout" svg:x1="4.614cm" svg:y1="2.535cm" svg:x2="9.398cm" svg:y2="2.535cm">
            <text:p/>
          </draw:line>
          <draw:path draw:style-name="gr2" draw:text-style-name="P1" draw:layer="layout" svg:width="1.794cm" svg:height="1.613cm" svg:x="2.222cm" svg:y="0.382cm" svg:viewBox="0 0 1795 1614" svg:d="M0 1614c151 0 448 0 448 0 300-645 300-1614 450-1614 149 0 149 969 449 1614 0 0 299 0 448 0">
            <text:p/>
          </draw:path>
          <draw:path draw:style-name="gr3" draw:text-style-name="P2" draw:layer="layout" svg:width="1.794cm" svg:height="1.613cm" svg:x="2.821cm" svg:y="0.922cm" svg:viewBox="0 0 1795 1614" svg:d="M0 1614c151 0 448 0 448 0 300-645 300-1614 450-1614 149 0 149 969 449 1614 0 0 299 0 448 0z">
            <text:p/>
          </draw:path>
          <draw:path draw:style-name="gr2" draw:text-style-name="P1" draw:layer="layout" svg:width="1.794cm" svg:height="1.613cm" svg:x="2.819cm" svg:y="0.921cm" svg:viewBox="0 0 1795 1614" svg:d="M0 1614c151 0 448 0 448 0 300-645 300-1614 450-1614 149 0 149 969 449 1614 0 0 299 0 448 0">
            <text:p/>
          </draw:path>
          <draw:path draw:style-name="gr3" draw:text-style-name="P2" draw:layer="layout" svg:width="1.794cm" svg:height="1.613cm" svg:x="7.603cm" svg:y="2.196cm" svg:viewBox="0 0 1795 1614" svg:d="M0 1614c151 0 448 0 448 0 300-645 300-1614 450-1614 149 0 149 969 449 1614 0 0 299 0 448 0z">
            <text:p/>
          </draw:path>
          <draw:path draw:style-name="gr2" draw:text-style-name="P1" draw:layer="layout" svg:width="1.794cm" svg:height="1.613cm" svg:x="7.603cm" svg:y="2.196cm" svg:viewBox="0 0 1795 1614" svg:d="M0 1614c151 0 448 0 448 0 300-645 300-1614 450-1614 149 0 149 969 449 1614 0 0 299 0 448 0">
            <text:p/>
          </draw:path>
          <draw:line draw:style-name="gr2" draw:text-style-name="P1" draw:layer="layout" svg:x1="4.017cm" svg:y1="1.998cm" svg:x2="9.398cm" svg:y2="1.998cm">
            <text:p/>
          </draw:line>
          <draw:line draw:style-name="gr2" draw:text-style-name="P1" draw:layer="layout" svg:x1="2.222cm" svg:y1="2.535cm" svg:x2="2.819cm" svg:y2="2.535cm">
            <text:p/>
          </draw:line>
          <draw:line draw:style-name="gr2" draw:text-style-name="P1" draw:layer="layout" svg:x1="2.222cm" svg:y1="3.81cm" svg:x2="7.603cm" svg:y2="3.81cm">
            <text:p/>
          </draw:line>
          <draw:frame draw:style-name="gr4" draw:text-style-name="P3" draw:layer="layout" svg:width="2.392cm" svg:height="1.629cm" svg:x="5.211cm" svg:y="1.998cm">
            <draw:text-box>
              <text:p><text:span text:style-name="T1">...</text:span></text:p>
            </draw:text-box>
          </draw:frame>
        </draw:g>
        <draw:g draw:style-name="gr5">
          <draw:custom-shape draw:style-name="gr6" draw:text-style-name="P5" draw:layer="layout" svg:width="2.011cm" svg:height="0.288cm" svg:x="3.175cm" svg:y="5.097cm">
            <text:p text:style-name="P4"><text:span text:style-name="T2"/></text:p>
            <text:p text:style-name="P4"><text:span text:style-name="T2">A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2.011cm" svg:height="0.288cm" svg:x="5.185cm" svg:y="5.385cm">
            <text:p text:style-name="P6"><text:span text:style-name="T3"/></text:p>
            <text:p text:style-name="P6"><text:span text:style-name="T2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2.011cm" svg:height="0.288cm" svg:x="7.196cm" svg:y="5.672cm">
            <text:p text:style-name="P6"><text:span text:style-name="T3"/></text:p>
            <text:p text:style-name="P6"><text:span text:style-name="T3">C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7.303cm" svg:height="0.288cm" svg:x="2.222cm" svg:y="6.817cm">
            <text:p text:style-name="P9"><text:span text:style-name="T2"/></text:p>
            <text:p text:style-name="P9"><text:span text:style-name="T2">White Noise</text:span></text:p>
            <draw:enhanced-geometry svg:viewBox="0 0 21600 21600" draw:type="rectangle" draw:enhanced-path="M 0 0 L 21600 0 21600 21600 0 21600 0 0 Z N"/>
          </draw:custom-shape>
        </draw:g>
        <draw:line draw:style-name="gr10" draw:text-style-name="P1" draw:layer="layout" svg:x1="3.175cm" svg:y1="7.62cm" svg:x2="3.175cm" svg:y2="0.082cm">
          <text:p/>
        </draw:line>
        <draw:frame draw:style-name="gr11" draw:text-style-name="P11" draw:layer="layout" svg:width="1.84cm" svg:height="0.962cm" svg:x="0.047cm" svg:y="1.895cm">
          <draw:text-box>
            <text:p>HVC</text:p>
          </draw:text-box>
        </draw:frame>
        <draw:frame draw:style-name="gr12" draw:text-style-name="P11" draw:layer="layout" svg:width="1.806cm" svg:height="0.962cm" svg:x="0.047cm" svg:y="5.264cm">
          <draw:text-box>
            <text:p>Aud.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.652cm" fo:page-height="7.87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08:49:03.013401453</meta:creation-date>
    <dc:date>2024-05-08T13:32:45.717634038</dc:date>
    <meta:editing-duration>PT40M47S</meta:editing-duration>
    <meta:editing-cycles>7</meta:editing-cycles>
    <meta:generator>LibreOffice/24.2.2.2$Linux_X86_64 LibreOffice_project/420$Build-2</meta:generator>
    <meta:document-statistic meta:object-count="19"/>
  </office:meta>
</office:document-meta>
</file>